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 office:value-type="string">
            <text:p>3 hours 42</text:p>
          </table:table-cell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30T19:00:38</dc:date>
    <meta:generator>LibreOffice/3.5$Linux_X86_64 LibreOffice_project/350m1$Build-2</meta:generator>
    <meta:editing-duration>P6DT5H58M11S</meta:editing-duration>
    <meta:editing-cycles>252</meta:editing-cycles>
    <meta:document-statistic meta:table-count="1" meta:cell-count="45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